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first order</text:p>
          </table:table-cell>
          <table:table-cell table:style-name="ce6"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 II</text:p>
          </table:table-cell>
          <table:table-cell table:style-name="ce6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Boty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6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1"/>
          <table:table-cell table:style-name="ce6" office:value-type="string">
            <text:p>Bezbledne sortowanie</text:p>
          </table:table-cell>
          <table:covered-table-cell table:style-name="ce6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6">06.02.2025</text:date>, <text:time>23:00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6T23:00:43.22</dc:date>
    <dc:creator>Marek P3mar</dc:creator>
    <meta:editing-duration>PT1H52M37S</meta:editing-duration>
    <meta:editing-cycles>49</meta:editing-cycles>
    <meta:generator>OpenOffice/4.1.13$Win32 OpenOffice.org_project/4113m1$Build-9810</meta:generator>
    <meta:document-statistic meta:table-count="3" meta:cell-count="53" meta:object-count="0"/>
  </office:meta>
</office:document-meta>
</file>